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70a6" officeooo:paragraph-rsid="0012dfa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2dfa8" officeooo:paragraph-rsid="0012dfa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2dfa8" officeooo:paragraph-rsid="0023d7b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2dfa8" officeooo:paragraph-rsid="0028ebd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2dfa8" officeooo:paragraph-rsid="002e160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bcb80" officeooo:paragraph-rsid="002bcb8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bcb80" officeooo:paragraph-rsid="002e160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0970a6" officeooo:paragraph-rsid="0012dfa8"/>
    </style:style>
    <style:style style:name="P9" style:family="paragraph" style:parent-style-name="Standard">
      <style:paragraph-properties fo:text-align="start" style:justify-single-word="false"/>
      <style:text-properties officeooo:rsid="000970a6" officeooo:paragraph-rsid="0012dfa8"/>
    </style:style>
    <style:style style:name="P10" style:family="paragraph" style:parent-style-name="Standard">
      <style:paragraph-properties fo:text-align="start" style:justify-single-word="false"/>
      <style:text-properties officeooo:rsid="000970a6" officeooo:paragraph-rsid="0023d7b8"/>
    </style:style>
    <style:style style:name="P11" style:family="paragraph" style:parent-style-name="Standard">
      <style:paragraph-properties fo:text-align="start" style:justify-single-word="false"/>
      <style:text-properties officeooo:rsid="000970a6" officeooo:paragraph-rsid="0028ebd7"/>
    </style:style>
    <style:style style:name="P12" style:family="paragraph" style:parent-style-name="Standard">
      <style:paragraph-properties fo:text-align="start" style:justify-single-word="false"/>
      <style:text-properties officeooo:rsid="000970a6" officeooo:paragraph-rsid="002e1604"/>
    </style:style>
    <style:style style:name="P13" style:family="paragraph" style:parent-style-name="Standard">
      <style:paragraph-properties fo:text-align="start" style:justify-single-word="false"/>
      <style:text-properties officeooo:paragraph-rsid="00137940"/>
    </style:style>
    <style:style style:name="P14" style:family="paragraph" style:parent-style-name="Standard">
      <style:paragraph-properties fo:text-align="start" style:justify-single-word="false"/>
      <style:text-properties officeooo:paragraph-rsid="0025c84f"/>
    </style:style>
    <style:style style:name="P15" style:family="paragraph" style:parent-style-name="Standard">
      <style:paragraph-properties fo:text-align="start" style:justify-single-word="false"/>
      <style:text-properties officeooo:paragraph-rsid="0028ebd7"/>
    </style:style>
    <style:style style:name="P16" style:family="paragraph" style:parent-style-name="Standard">
      <style:paragraph-properties fo:text-align="start" style:justify-single-word="false"/>
      <style:text-properties officeooo:paragraph-rsid="0023d7b8"/>
    </style:style>
    <style:style style:name="P17" style:family="paragraph" style:parent-style-name="Standard">
      <style:paragraph-properties fo:text-align="start" style:justify-single-word="false"/>
      <style:text-properties officeooo:paragraph-rsid="002e1604"/>
    </style:style>
    <style:style style:name="P18" style:family="paragraph" style:parent-style-name="Standard">
      <style:paragraph-properties fo:text-align="start" style:justify-single-word="false"/>
      <style:text-properties officeooo:paragraph-rsid="003124e0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55890" officeooo:paragraph-rsid="0015589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5c84f" officeooo:paragraph-rsid="0028ebd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rsid="0032bb2e" officeooo:paragraph-rsid="0032bb2e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26a3c" officeooo:paragraph-rsid="0023d7b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2bb2e" officeooo:paragraph-rsid="0023d7b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2bb2e" officeooo:paragraph-rsid="0032bb2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dfa8" style:font-weight-asian="normal" style:font-weight-complex="normal"/>
    </style:style>
    <style:style style:name="T3" style:family="text">
      <style:text-properties fo:font-weight="normal" officeooo:rsid="002592d0" style:font-weight-asian="normal" style:font-weight-complex="normal"/>
    </style:style>
    <style:style style:name="T4" style:family="text">
      <style:text-properties fo:font-weight="normal" officeooo:rsid="00137940" style:font-weight-asian="normal" style:font-weight-complex="normal"/>
    </style:style>
    <style:style style:name="T5" style:family="text">
      <style:text-properties fo:font-weight="normal" officeooo:rsid="0026afb3" style:font-weight-asian="normal" style:font-weight-complex="normal"/>
    </style:style>
    <style:style style:name="T6" style:family="text">
      <style:text-properties fo:font-weight="normal" officeooo:rsid="00155890" style:font-weight-asian="normal" style:font-weight-complex="normal"/>
    </style:style>
    <style:style style:name="T7" style:family="text">
      <style:text-properties fo:font-weight="normal" officeooo:rsid="0017f485" style:font-weight-asian="normal" style:font-weight-complex="normal"/>
    </style:style>
    <style:style style:name="T8" style:family="text">
      <style:text-properties fo:font-weight="normal" officeooo:rsid="0019ed58" style:font-weight-asian="normal" style:font-weight-complex="normal"/>
    </style:style>
    <style:style style:name="T9" style:family="text">
      <style:text-properties fo:font-weight="normal" officeooo:rsid="001d04aa" style:font-weight-asian="normal" style:font-weight-complex="normal"/>
    </style:style>
    <style:style style:name="T10" style:family="text">
      <style:text-properties fo:font-weight="normal" officeooo:rsid="0021019a" style:font-weight-asian="normal" style:font-weight-complex="normal"/>
    </style:style>
    <style:style style:name="T11" style:family="text">
      <style:text-properties fo:font-weight="normal" officeooo:rsid="00219af6" style:font-weight-asian="normal" style:font-weight-complex="normal"/>
    </style:style>
    <style:style style:name="T12" style:family="text">
      <style:text-properties fo:font-weight="normal" officeooo:rsid="00222cae" style:font-weight-asian="normal" style:font-weight-complex="normal"/>
    </style:style>
    <style:style style:name="T13" style:family="text">
      <style:text-properties fo:font-weight="normal" officeooo:rsid="0025c84f" style:font-weight-asian="normal" style:font-weight-complex="normal"/>
    </style:style>
    <style:style style:name="T14" style:family="text">
      <style:text-properties fo:font-weight="normal" officeooo:rsid="0028ebd7" style:font-weight-asian="normal" style:font-weight-complex="normal"/>
    </style:style>
    <style:style style:name="T15" style:family="text">
      <style:text-properties fo:font-weight="normal" officeooo:rsid="002bcb80" style:font-weight-asian="normal" style:font-weight-complex="normal"/>
    </style:style>
    <style:style style:name="T16" style:family="text">
      <style:text-properties fo:font-weight="normal" officeooo:rsid="002d1984" style:font-weight-asian="normal" style:font-weight-complex="normal"/>
    </style:style>
    <style:style style:name="T17" style:family="text">
      <style:text-properties fo:font-weight="normal" officeooo:rsid="002e1604" style:font-weight-asian="normal" style:font-weight-complex="normal"/>
    </style:style>
    <style:style style:name="T18" style:family="text">
      <style:text-properties fo:font-weight="normal" officeooo:rsid="002f2d2a" style:font-weight-asian="normal" style:font-weight-complex="normal"/>
    </style:style>
    <style:style style:name="T19" style:family="text">
      <style:text-properties fo:font-weight="normal" officeooo:rsid="003124e0" style:font-weight-asian="normal" style:font-weight-complex="normal"/>
    </style:style>
    <style:style style:name="T20" style:family="text">
      <style:text-properties fo:font-weight="normal" officeooo:rsid="00326a3c" style:font-weight-asian="normal" style:font-weight-complex="normal"/>
    </style:style>
    <style:style style:name="T21" style:family="text">
      <style:text-properties fo:font-weight="normal" officeooo:rsid="0033f999" style:font-weight-asian="normal" style:font-weight-complex="normal"/>
    </style:style>
    <style:style style:name="T22" style:family="text">
      <style:text-properties fo:font-weight="bold" officeooo:rsid="0012dfa8" style:font-weight-asian="bold" style:font-weight-complex="bold"/>
    </style:style>
    <style:style style:name="T23" style:family="text">
      <style:text-properties officeooo:rsid="0019dd4d"/>
    </style:style>
    <style:style style:name="T24" style:family="text">
      <style:text-properties officeooo:rsid="0023d7b8"/>
    </style:style>
    <style:style style:name="T25" style:family="text">
      <style:text-properties officeooo:rsid="0028ebd7"/>
    </style:style>
    <style:style style:name="T26" style:family="text">
      <style:text-properties officeooo:rsid="002d1984"/>
    </style:style>
    <style:style style:name="T27" style:family="text">
      <style:text-properties officeooo:rsid="002e16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ial Network Analysis</text:p>
      <text:p text:style-name="P8">William Cullian</text:p>
      <text:p text:style-name="P9"/>
      <text:p text:style-name="P6">Interface: Graph</text:p>
      <text:p text:style-name="P6"/>
      <text:p text:style-name="P6">Purpose and description of class: <text:s/><text:span text:style-name="T1">Abstract graph interface provides the basic methods for creating, printing and exporting a graph</text:span></text:p>
      <text:p text:style-name="P9"/>
      <text:p text:style-name="P2">Class: SocialNetworkGraph</text:p>
      <text:p text:style-name="P2"/>
      <text:p text:style-name="P13"><text:span text:style-name="T22">Purpose and description of class:</text:span><text:span text:style-name="T2"> </text:span><text:span text:style-name="T1">Represents the </text:span><text:span text:style-name="T2">social </text:span><text:span text:style-name="T1">network </text:span><text:span text:style-name="T2">with an adjacency list </text:span><text:span text:style-name="T1">graph </text:span><text:span text:style-name="T2">object</text:span><text:span text:style-name="T1">. Stores a list of vertices (each of which store their edges). <text:s/>Standard method</text:span><text:span text:style-name="T7">s</text:span><text:span text:style-name="T1"> exist for building the graph and querying facets of the graph, but also added the method “</text:span><text:span text:style-name="T3">evaluateEgonets</text:span><text:span text:style-name="T1">”, </text:span><text:span text:style-name="T4">“</text:span><text:span text:style-name="T5">getEgonets</text:span><text:span text:style-name="T4">” </text:span><text:span text:style-name="T16">and various helper methods here and in the Egonet subclass, </text:span><text:span text:style-name="T1">for the “easy” part of this assignment. <text:s/></text:span><text:span text:style-name="T15">And for the “hard” part I added “analyzeCommunities” </text:span><text:span text:style-name="T16">and it calls many methods in the CentralityGraph subclass, as well as reusing some of the helpers from the “easy” part. <text:s/>It also prints Egonets of the top users in the sub-communities.</text:span></text:p>
      <text:p text:style-name="P9"/>
      <text:p text:style-name="P3">Class: Egonet<text:span text:style-name="T26">Graph</text:span></text:p>
      <text:p text:style-name="P3"/>
      <text:p text:style-name="P3">Purpose and description of class:<text:span text:style-name="T1"> </text:span><text:span text:style-name="T4">Represents the egonet of a user. <text:s/>Stores it as an adjacency </text:span><text:span text:style-name="T8">list</text:span><text:span text:style-name="T4">. <text:s/>Also stores the </text:span><text:span text:style-name="T12">inner</text:span><text:span text:style-name="T4"> connectivity </text:span><text:span text:style-name="T12">average</text:span><text:span text:style-name="T4"> </text:span><text:span text:style-name="T8">and user number for the center of the egonet</text:span><text:span text:style-name="T4">. <text:s/></text:span><text:span text:style-name="T10">Is a subclass that extends SocialNetworkGraph. <text:s/></text:span><text:span text:style-name="T17">It contains the methods and data for creating an egonet of varying depth.</text:span></text:p>
      <text:p text:style-name="P10"/>
      <text:p text:style-name="P3">Class: <text:span text:style-name="T24">CommunityGraph</text:span></text:p>
      <text:p text:style-name="P3"/>
      <text:p text:style-name="P3">Purpose and description of class:<text:span text:style-name="T1"> </text:span><text:span text:style-name="T4">Represents the </text:span><text:span text:style-name="T13">graph to </text:span><text:span text:style-name="T17">B</text:span><text:span text:style-name="T13">e used for community </text:span><text:span text:style-name="T21">analysis.</text:span><text:span text:style-name="T4"> <text:s/>Stores it as an adjacency </text:span><text:span text:style-name="T8">list</text:span><text:span text:style-name="T4">. <text:s/>Also </text:span><text:span text:style-name="T13">has</text:span><text:span text:style-name="T4"> </text:span><text:span text:style-name="T13">fields necessary for </text:span><text:span text:style-name="T18">the </text:span><text:span text:style-name="T13">betweenness algorithm</text:span><text:span text:style-name="T4">. <text:s/></text:span><text:span text:style-name="T10">Is a subclass that extends SocialNetworkGraph. <text:s/></text:span><text:span text:style-name="T17">It contains the methods and data for analyzing communities in graphs</text:span><text:span text:style-name="T19">.</text:span></text:p>
      <text:p text:style-name="P3"/>
      <text:p text:style-name="P5">Class: <text:span text:style-name="T23">Node</text:span></text:p>
      <text:p text:style-name="P5"/>
      <text:p text:style-name="P17"><text:span text:style-name="T22">Purpose and description of class:</text:span><text:span text:style-name="T2"> </text:span><text:span text:style-name="T1">Represents a node in a graph. Keeps a list of edges to adjacent nodes in the graph.</text:span><text:span text:style-name="T9"> <text:s/></text:span><text:span text:style-name="T16">I also added fields for centrality calculations. <text:s/>I felt it was easier and clearer to keep it all in the Node class without unnecessary sub-classes. <text:s/></text:span><text:span text:style-name="T9">Has toString method to facilitate printing graph.</text:span></text:p>
      <text:p text:style-name="P12"/>
      <text:p text:style-name="P5">Class: <text:span text:style-name="T23">Edge</text:span></text:p>
      <text:p text:style-name="P5"/>
      <text:p text:style-name="P17"><text:span text:style-name="T22">Purpose and description of class:</text:span><text:span text:style-name="T2"> </text:span><text:span text:style-name="T1">Represents an edge in a graph. Stores references to each of the vertices the edge connects. <text:s/></text:span><text:span text:style-name="T9">Has compareTo method to make comparing edges easier. <text:s/>Has toString method to facilitate printing graph.</text:span></text:p>
      <text:p text:style-name="P12"/>
      <text:p text:style-name="P12"/>
      <text:p text:style-name="P12"/>
      <text:p text:style-name="P7"><text:soft-page-break/>Interface: <text:span text:style-name="T27">Data</text:span></text:p>
      <text:p text:style-name="P7"/>
      <text:p text:style-name="P7">Purpose and description of class: <text:s/><text:span text:style-name="T1">Abstract graph interface provides the basic methods for creating, printing and exporting a graph</text:span></text:p>
      <text:p text:style-name="P12"/>
      <text:p text:style-name="P5"/>
      <text:p text:style-name="P5">Class: <text:span text:style-name="T27">EgonetData</text:span></text:p>
      <text:p text:style-name="P3"/>
      <text:p text:style-name="P14"><text:span text:style-name="T22">Purpose and description of class:</text:span><text:span text:style-name="T2"> </text:span><text:span text:style-name="T19">A data class for the EgonetGraph sub-class that holds data for creating egonets.</text:span></text:p>
      <text:p text:style-name="P10"/>
      <text:p text:style-name="P4">Class: <text:span text:style-name="T27">CentralityData</text:span></text:p>
      <text:p text:style-name="P4"/>
      <text:p text:style-name="P18"><text:span text:style-name="T22">Purpose and description of class:</text:span><text:span text:style-name="T2"> </text:span><text:span text:style-name="T19">A data class for the CentralityGraph sub-class that holds data for creating egonets.</text:span></text:p>
      <text:p text:style-name="P20"/>
      <text:p text:style-name="P4">Class: <text:span text:style-name="T25">GraphLoader</text:span></text:p>
      <text:p text:style-name="P4"/>
      <text:p text:style-name="P15"><text:span text:style-name="T22">Purpose and description of class:</text:span><text:span text:style-name="T2"> </text:span><text:span text:style-name="T14">Reuse of the graph loader from previous projects. <text:s/>Written by USCD staff. <text:s/>Used to load graphs from csv files.</text:span></text:p>
      <text:p text:style-name="P11"/>
      <text:p text:style-name="P10"/>
      <text:p text:style-name="P16"><text:span text:style-name="T22">Overall Design Justification:</text:span><text:span text:style-name="T2"> </text:span><text:span text:style-name="T1">I chose to use </text:span><text:span text:style-name="T4">an adjacency </text:span><text:span text:style-name="T6">list</text:span><text:span text:style-name="T4"> </text:span><text:span text:style-name="T6">because it lends itself to BFS by having a list in each node</text:span><text:span text:style-name="T1">. </text:span><text:span text:style-name="T2">SocialNetworkGraph</text:span><text:span text:style-name="T1"> stores all the </text:span><text:span text:style-name="T6">users</text:span><text:span text:style-name="T1"> and each </text:span><text:span text:style-name="T6">user</text:span><text:span text:style-name="T1"> stores its </text:span><text:span text:style-name="T6">friendships</text:span><text:span text:style-name="T1">. One design decision was tough. The algorithm for my “</text:span><text:span text:style-name="T5">getEgonets</text:span><text:span text:style-name="T1">” method is supposed to return </text:span><text:span text:style-name="T6">another graph, </text:span><text:span text:style-name="T11">I decided to create a subclass for egonets to store the extra information stored in them</text:span><text:span text:style-name="T6">. <text:s/></text:span><text:span text:style-name="T11">It makes the code easier to read, instead of adding fields to SocialNetworkGraph and creating new SocialNetworkGraph’s every time. <text:s/>That way you know if it’s the SocialNetworkGraph or an Egonet. <text:s text:c="2"/></text:span><text:span text:style-name="T6">I’m not sure why I am returning egonets, since my “</text:span><text:span text:style-name="T3">evaluateEgonets</text:span><text:span text:style-name="T6">” already prints the stats. <text:s/>But I feel like after calculating all that, it should be stored, not just thrown away. <text:s/></text:span><text:span text:style-name="T20">Following the EgonetGraph for the easy question, I created a CentralityGraph sub-class for analyzing sub communities, for the hard question. <text:s/>I also created data classes to separate the data for these sub-classes.</text:span></text:p>
      <text:p text:style-name="P22"/>
      <text:p text:style-name="P23"/>
      <text:p text:style-name="P24"><text:s/></text:p>
      <text:p text:style-name="P24"/>
      <text:p text:style-name="P21"/>
      <text:p text:style-name="P21"/>
      <text:p text:style-name="P24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8:39:08.727000000</meta:creation-date>
    <dc:date>2017-12-10T23:00:02.152000000</dc:date>
    <meta:editing-duration>P5DT11H28M21S</meta:editing-duration>
    <meta:editing-cycles>16</meta:editing-cycles>
    <meta:generator>LibreOffice/5.3.1.2$Windows_X86_64 LibreOffice_project/e80a0e0fd1875e1696614d24c32df0f95f03deb2</meta:generator>
    <meta:print-date>2017-12-10T19:26:44.368000000</meta:print-date>
    <meta:document-statistic meta:table-count="0" meta:image-count="0" meta:object-count="0" meta:page-count="2" meta:paragraph-count="24" meta:word-count="572" meta:character-count="3644" meta:non-whitespace-character-count="3067"/>
  </office:meta>
</office:document-meta>
</file>